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P1" style:family="paragraph" style:parent-style-name="Standard">
      <style:text-properties fo:language="ru" fo:country="RU" fo:font-weight="bold" officeooo:rsid="005a1f78" officeooo:paragraph-rsid="0058316f" fo:background-color="transparent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67581c" officeooo:paragraph-rsid="0060fe57" fo:background-color="transparent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6d165e" officeooo:paragraph-rsid="006d165e" fo:background-color="transparent" style:font-weight-asian="bold" style:font-weight-complex="bold"/>
    </style:style>
    <style:style style:name="P4" style:family="paragraph" style:parent-style-name="Standard">
      <style:text-properties fo:language="ru" fo:country="RU" fo:font-weight="normal" officeooo:rsid="005f6f43" officeooo:paragraph-rsid="005f6f43" fo:background-color="transparent" style:font-weight-asian="normal" style:font-weight-complex="normal"/>
    </style:style>
    <style:style style:name="P5" style:family="paragraph" style:parent-style-name="Standard">
      <style:text-properties fo:font-size="13pt" fo:language="ru" fo:country="RU" fo:font-weight="bold" officeooo:rsid="005a1f78" officeooo:paragraph-rsid="006ccbfe" fo:background-color="transparent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6ccbfe"/>
    </style:style>
    <style:style style:name="P7" style:family="paragraph" style:parent-style-name="Standard">
      <style:text-properties officeooo:paragraph-rsid="006e0088"/>
    </style:style>
    <style:style style:name="P8" style:family="paragraph" style:parent-style-name="Standard">
      <style:text-properties officeooo:rsid="006e0088" officeooo:paragraph-rsid="006e0088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6e0088" officeooo:paragraph-rsid="006e0088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fo:font-weight="bold" fo:background-color="transparent"/>
    </style:style>
    <style:style style:name="P11" style:family="paragraph" style:parent-style-name="Text_20_body">
      <style:text-properties fo:font-weight="bold" officeooo:rsid="006e0088" officeooo:paragraph-rsid="0060fe57" fo:background-color="transparent"/>
    </style:style>
    <style:style style:name="P12" style:family="paragraph" style:parent-style-name="Text_20_body">
      <style:paragraph-properties fo:margin-top="0cm" fo:margin-bottom="0cm" style:contextual-spacing="false" fo:line-height="100%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bold" fo:background-color="transparent" loext:char-shading-value="0"/>
    </style:style>
    <style:style style:name="T5" style:family="text">
      <style:text-properties fo:language="ru" fo:country="RU" fo:font-weight="bold" fo:background-color="transparent" loext:char-shading-value="0" style:font-weight-asian="bold" style:font-weight-complex="bold"/>
    </style:style>
    <style:style style:name="T6" style:family="text">
      <style:text-properties fo:language="ru" fo:country="RU" fo:font-weight="bold" officeooo:rsid="006d165e" fo:background-color="transparent" loext:char-shading-value="0" style:font-weight-asian="bold" style:font-weight-complex="bold"/>
    </style:style>
    <style:style style:name="T7" style:family="text">
      <style:text-properties fo:language="ru" fo:country="RU" fo:font-weight="bold" officeooo:rsid="006d4e1e" fo:background-color="transparent" loext:char-shading-value="0" style:font-weight-asian="bold" style:font-weight-complex="bold"/>
    </style:style>
    <style:style style:name="T8" style:family="text">
      <style:text-properties fo:language="ru" fo:country="RU" fo:font-weight="bold" fo:background-color="transparent" loext:char-shading-value="0" style:font-weight-asian="bold" style:font-weight-complex="bold"/>
    </style:style>
    <style:style style:name="T9" style:family="text">
      <style:text-properties fo:language="ru" fo:country="RU" fo:font-weight="bold" officeooo:rsid="006e0088" fo:background-color="transparent" loext:char-shading-value="0" style:font-weight-asian="bold" style:font-weight-complex="bold"/>
    </style:style>
    <style:style style:name="T10" style:family="text">
      <style:text-properties fo:language="ru" fo:country="RU" fo:font-weight="bold" officeooo:rsid="006e0088" fo:background-color="transparent" loext:char-shading-value="0"/>
    </style:style>
    <style:style style:name="T11" style:family="text">
      <style:text-properties fo:language="ru" fo:country="RU" fo:font-weight="bold" officeooo:rsid="006d4e1e" fo:background-color="#ffbf00" loext:char-shading-value="0" style:font-weight-asian="bold" style:font-weight-complex="bold"/>
    </style:style>
    <style:style style:name="T12" style:family="text">
      <style:text-properties fo:language="ru" fo:country="RU" style:font-weight-asian="bold" style:font-weight-complex="bold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language="ru" fo:country="RU" style:font-weight-asian="bold" style:font-weight-complex="bold"/>
    </style:style>
    <style:style style:name="T16" style:family="text">
      <style:text-properties fo:color="#cc7832" loext:opacity="100%" style:font-name="JetBrains Mono" fo:font-size="13pt" fo:font-style="normal" fo:font-weight="normal" style:font-size-asian="13pt" style:font-style-asian="normal" style:font-weight-asian="normal"/>
    </style:style>
    <style:style style:name="T17" style:family="text">
      <style:text-properties fo:color="#ffc66d" loext:opacity="100%" style:font-name="JetBrains Mono" fo:font-size="13pt" fo:font-style="normal" fo:font-weight="normal" style:font-size-asian="13pt" style:font-style-asian="normal" style:font-weight-asian="normal"/>
    </style:style>
    <style:style style:name="T18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/>
    </style:style>
    <style:style style:name="T19" style:family="text">
      <style:text-properties fo:background-color="#ffbf00" loext:char-shading-value="0"/>
    </style:style>
    <style:style style:name="T20" style:family="text">
      <style:text-properties officeooo:rsid="006ccbfe"/>
    </style:style>
    <style:style style:name="T21" style:family="text">
      <style:text-properties officeooo:rsid="006d165e"/>
    </style:style>
    <style:style style:name="T22" style:family="text">
      <style:text-properties officeooo:rsid="006d16b6"/>
    </style:style>
    <style:style style:name="T23" style:family="text">
      <style:text-properties officeooo:rsid="006e0088"/>
    </style:style>
    <style:style style:name="T24" style:family="text">
      <style:text-properties fo:color="#629755" loext:opacity="100%" style:font-name="JetBrains Mono" fo:font-size="13pt" fo:font-style="italic" fo:font-weight="normal" style:font-size-asian="13pt" style:font-style-asian="italic" style:font-weight-asian="normal"/>
    </style:style>
    <style:style style:name="T25" style:family="text">
      <style:text-properties fo:color="#629755" loext:opacity="100%" style:font-name="JetBrains Mono" fo:font-size="13pt" fo:language="ru" fo:country="RU" fo:font-style="italic" fo:font-weight="normal" fo:background-color="transparent" loext:char-shading-value="0" style:font-size-asian="13pt" style:font-style-asian="italic" style:font-weight-asian="normal" style:font-weight-complex="bold"/>
    </style:style>
    <style:style style:name="T26" style:family="text">
      <style:text-properties fo:color="#6897bb" loext:opacity="100%" style:font-name="JetBrains Mono" fo:font-size="13pt" fo:font-style="normal" fo:font-weight="normal" style:font-size-asian="13pt" style:font-style-asian="normal" style:font-weight-asian="normal"/>
    </style:style>
    <style:style style:name="T27" style:family="text">
      <style:text-properties officeooo:rsid="006e5c84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0">Д</text:span>ано не отрицательное число, представленные строкой.</text:p>
      <text:p text:style-name="P5"><text:span text:style-name="T20">У</text:span>далите из него <text:span text:style-name="T20">d</text:span>igitals<text:span text:style-name="T20">C</text:span>ount цифр, так чтобы число стало минимальным.</text:p>
      <text:p text:style-name="P5"><text:span text:style-name="T20">П</text:span>ри этом в числе не должно остаться ведущих нулей.</text:p>
      <text:p text:style-name="P5"><text:span text:style-name="T20">В</text:span> случае если <text:span text:style-name="T20">d</text:span>igitals<text:span text:style-name="T20">C</text:span>ount равно количеству цифр в числе, <text:span text:style-name="T20">в</text:span>ерните строку «0»</text:p>
      <text:p text:style-name="P1"/>
      <text:p text:style-name="Standard">пример:</text:p>
      <text:p text:style-name="Standard">input: nums = «1432219», <text:s/>digitalsCount = 3</text:p>
      <text:p text:style-name="Standard">output: <text:tab/>«1219»</text:p>
      <text:p text:style-name="Standard"/>
      <text:p text:style-name="P6">input: nums = «<text:span text:style-name="T20">10200</text:span>», <text:s/>digitalsCount = <text:span text:style-name="T20">1</text:span></text:p>
      <text:p text:style-name="P6">output: <text:tab/>«<text:span text:style-name="T20">200</text:span>»</text:p>
      <text:p text:style-name="P4"/>
      <text:p text:style-name="P11"><text:span text:style-name="T15">Идея</text:span><text:span text:style-name="T12">:</text:span></text:p>
      <text:p text:style-name="P10">1) результатом будем монотонно возрастающая последовательность + <text:span text:style-name="T27">добюавить </text:span>в конце строки все что било.</text:p>
      <text:p text:style-name="P10">2) добавляем цифры в монотонную последовательность и если digitalsCount не ноль то выбрасываем предыдущее если оно больше.</text:p>
      <text:p text:style-name="P10">3) если же digitalsCount = 0, а цифры еще есть то добавляем как есть без проверок на монотонность.</text:p>
      <text:p text:style-name="P12"><text:span text:style-name="T4">4) </text:span><text:span text:style-name="T2">если же ми дошли до конца входящей строки и в конце еще остались</text:span><text:span text:style-name="T13"> </text:span><text:span text:style-name="T4">digitalsCount &gt; 0 то выбрасываем из конца элемент</text:span><text:span text:style-name="T10">и</text:span><text:span text:style-name="T4"> пока digitalsCount не станет равен</text:span><text:span text:style-name="T13"> </text:span><text:span text:style-name="T4">0</text:span></text:p>
      <text:p text:style-name="P12"/>
      <text:p text:style-name="P12"><text:span text:style-name="T4">Вспомогательный метод</text:span></text:p>
      <text:p text:style-name="P12"><text:span text:style-name="T4">Который формирует монотонную последовательность и имеет ограничение на количество для выбрасывания</text:span></text:p>
      <text:p text:style-name="P8"><text:span text:style-name="T8"/></text:p>
      <text:p text:style-name="P9"><text:span text:style-name="T25">/**</text:span><text:line-break/><text:span text:style-name="T24"> * Додаємо цифру в стек, якщо вона більша за останню цифру в стеку</text:span><text:line-break/><text:span text:style-name="T24"> * якщо ні - видаляємо цифри зі стеку, поки не знайдемо цифру, яка менша за додавану</text:span><text:line-break/><text:span text:style-name="T24"> * при умові що кількість цифр, які треба видалити, більша за 0</text:span><text:line-break/><text:span text:style-name="T24"> */</text:span><text:line-break/><text:span text:style-name="T16">int </text:span><text:span text:style-name="T17">addToIncreasingStack</text:span><text:span text:style-name="T18">(Stack&lt;Character&gt; increasingQueue</text:span><text:span text:style-name="T16">, </text:span><text:span text:style-name="T18">Character value</text:span><text:span text:style-name="T16">, int </text:span><text:span text:style-name="T18">digitCount) {</text:span><text:line-break/><text:span text:style-name="T18"> <text:s text:c="3"/></text:span><text:span text:style-name="T16">while </text:span><text:span text:style-name="T18">(!increasingQueue.isEmpty() &amp;&amp; digitCount &gt; </text:span><text:span text:style-name="T26">0</text:span><text:span text:style-name="T18">) {</text:span><text:line-break/><text:span text:style-name="T18"> <text:s text:c="7"/></text:span><text:span text:style-name="T16">if </text:span><text:span text:style-name="T18">(increasingQueue.getLast() &lt;= value) </text:span><text:span text:style-name="T16">break;</text:span><text:line-break/><text:span text:style-name="T16"> <text:s text:c="7"/></text:span><text:span text:style-name="T18">increasingQueue.pop()</text:span><text:span text:style-name="T16">;</text:span><text:line-break/><text:span text:style-name="T16"> <text:s text:c="7"/></text:span><text:span text:style-name="T18">digitCount -= </text:span><text:span text:style-name="T26">1</text:span><text:span text:style-name="T16">;</text:span><text:line-break/><text:span text:style-name="T16"> <text:s text:c="3"/></text:span><text:span text:style-name="T18">}</text:span><text:line-break/><text:span text:style-name="T18"> <text:s text:c="3"/>increasingQueue.push(value)</text:span><text:span text:style-name="T16">;</text:span><text:line-break/><text:span text:style-name="T16"> <text:s text:c="3"/>return </text:span><text:span text:style-name="T18">digitCount</text:span><text:span text:style-name="T16">;</text:span><text:line-break/><text:span text:style-name="T18">}</text:span></text:p>
      <text:p text:style-name="P8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'Helvetica Neue'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4-01-05T18:47:24.905393642</dc:date>
    <meta:editing-duration>P2DT10H39M25S</meta:editing-duration>
    <meta:editing-cycles>38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219" meta:character-count="1522" meta:non-whitespace-character-count="1272"/>
  </office:meta>
</office:document-meta>
</file>